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666666" style:font-name="Arial" fo:font-size="11pt" fo:letter-spacing="0.0102in" fo:font-style="normal" fo:font-weight="normal" style:font-size-asian="11pt" style:font-size-complex="11pt"/>
    </style:style>
    <style:style style:name="P2" style:family="paragraph" style:parent-style-name="Standard">
      <style:paragraph-properties fo:text-align="center" style:justify-single-word="false"/>
      <style:text-properties style:font-name="Arial" fo:font-size="14pt" style:font-size-asian="12.25pt" style:font-size-complex="14pt"/>
    </style:style>
    <style:style style:name="P3" style:family="paragraph" style:parent-style-name="Standard">
      <style:paragraph-properties fo:text-align="start" style:justify-single-word="false"/>
      <style:text-properties style:font-name="Arial" fo:font-size="12pt" style:font-size-asian="10.5pt" style:font-size-complex="12pt"/>
    </style:style>
    <style:style style:name="P4" style:family="paragraph" style:parent-style-name="Standard">
      <style:paragraph-properties fo:text-align="center" style:justify-single-word="false"/>
      <style:text-properties style:font-name="Arial" fo:font-size="14pt" style:font-size-asian="12.25pt" style:font-size-complex="14pt"/>
    </style:style>
    <style:style style:name="P5" style:family="paragraph" style:parent-style-name="Text_20_body">
      <style:paragraph-properties fo:text-align="start" style:justify-single-word="false"/>
      <style:text-properties fo:font-variant="normal" fo:text-transform="none" fo:color="#333333" style:font-name="Helvetica" fo:font-size="11.25pt" fo:letter-spacing="normal" fo:font-style="normal" fo:font-weight="normal"/>
    </style:style>
    <style:style style:name="P6" style:family="paragraph" style:parent-style-name="Text_20_body" style:list-style-name="L1">
      <style:paragraph-properties fo:margin-top="0in" fo:margin-bottom="0in" style:line-height-at-least="0.2602in" fo:text-align="start" style:justify-single-word="false" fo:padding="0in" fo:border="none"/>
      <style:text-properties fo:font-variant="normal" fo:text-transform="none" fo:color="#333333" style:font-name="Helvetica" fo:font-size="11.25pt" fo:letter-spacing="normal" fo:font-style="normal" fo:font-weight="normal"/>
    </style:style>
    <style:style style:name="P7" style:family="paragraph" style:parent-style-name="Heading_20_1">
      <style:paragraph-properties fo:line-height="100%"/>
      <style:text-properties fo:font-variant="normal" fo:text-transform="none" fo:color="#666666" style:font-name="Arial" fo:font-size="11pt" fo:letter-spacing="0.0102in" fo:font-style="normal" fo:font-weight="normal"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Reitinhaku Dijkstran algoritmia käyttäen</text:p>
      <text:p text:style-name="P2">Testaus</text:p>
      <text:p text:style-name="P3"/>
      <text:p text:style-name="P3"/>
      <text:p text:style-name="P3">Ohjelmani testaus on pääosin toteutettu laajoilla automaattisilla JUnit -testeillä. </text:p>
      <text:p text:style-name="P3">Jokaista ohjelman luokkaa varten on toteutettu oma testausluokka, jossa testataan kaikkia luokan olennaisia metodeja. Setterien ja getterien testaus on jätetty vähemmälle, paitsi jos ne sisältävät jotakin erikoista. Automaattiset testit on laadittu siten että ne testaavat yksittäisten kutsujen lisäksi myös monien perättäisten kutsujen sarjoja.</text:p>
      <text:p text:style-name="P3"/>
      <text:p text:style-name="P3">Automaattisen testauksen lisäksi ohjelmaa on ajettu erilaisilla testisyötteillä, aluksi valmiiksi ”kovakoodatuilla” taulukoilla Ui -luokasta ja myöhemmin Ui:lle syötteitä antamalla.</text:p>
      <text:p text:style-name="P3"/>
      <text:p text:style-name="P3">Testaus on sujunut melkolailla ongelmitta sillä olen tehnyt testejä yleensä sen mukaan kun olen kirjoittanut ohjelmaan uutta koodia, näin olen myös löytänyt mahdollisia virheitä testien avulla. Erityisesti testeistä oli hyötyä omien tietorakenteiden käyttöönoton yhteydessä, kun virheet löytyivät koodista helpommin niiden avulla.</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line-height="100%"/>
      <style:text-properties fo:font-variant="normal" fo:text-transform="none" fo:color="#666666" style:font-name="Arial" fo:font-size="11pt" fo:letter-spacing="0.0102in" fo:font-style="normal" fo:font-weight="normal" style:font-size-asian="11pt" style:font-size-complex="11pt"/>
    </style:style>
    <style:style style:name="MP2" style:family="paragraph" style:parent-style-name="Text_20_body">
      <style:paragraph-properties fo:line-height="100%"/>
      <style:text-properties fo:font-variant="normal" fo:text-transform="none" fo:color="#666666" style:font-name="Arial" fo:font-size="11pt" fo:letter-spacing="0.0102in" fo:font-style="normal" fo:font-weight="normal" style:font-size-asian="11pt" style:font-size-complex="11pt"/>
    </style:style>
    <style:page-layout style:name="Mpm1">
      <style:page-layout-properties fo:page-width="8.2681in" fo:page-height="11.6929in" style:num-format="1" style:print-orientation="portrait" fo:margin-top="0.177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0417in" fo:margin-left="0in" fo:margin-right="0in" fo:margin-bottom="0in" style:dynamic-spacing="false"/>
      </style:header-style>
      <style:footer-style/>
    </style:page-layout>
  </office:automatic-styles>
  <office:master-styles>
    <style:master-page style:name="Standard" style:page-layout-name="Mpm1">
      <style:header>
        <text:h text:style-name="MP1" text:outline-level="1">Aineopintojen harjoitustyö: Tietorakenteet ja algoritmit</text:h>
        <text:p text:style-name="MP2">Oskari Jokinen, 014022964 </text:p>
        <text:p text:style-name="MP2">Helsingin Yliopisto, Tietojenkäsittelytieteen laitos, kevät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kinen Oskari</meta:initial-creator>
    <meta:creation-date>2014-01-15T15:26:33</meta:creation-date>
    <dc:date>2014-02-17T21:32:11</dc:date>
    <meta:editing-duration>PT11M55S</meta:editing-duration>
    <meta:editing-cycles>7</meta:editing-cycles>
    <meta:generator>LibreOffice/3.5$Linux_X86_64 LibreOffice_project/350m1$Build-2</meta:generator>
    <dc:creator>Osku </dc:creator>
    <meta:document-statistic meta:table-count="0" meta:image-count="0" meta:object-count="0" meta:page-count="1" meta:paragraph-count="9" meta:word-count="131" meta:character-count="1133" meta:non-whitespace-character-count="1133"/>
  </office:meta>
</office:document-meta>
</file>